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2020090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1">
      <style:table-cell-properties style:rotation-align="none"/>
    </style:style>
    <style:style style:name="ce3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11 casos confirmados no ha sido posible identificar la edad o el sexo</text:span></text:p>
          </table:table-cell>
          <table:table-cell table:number-columns-repeated="9"/>
          <table:table-cell table:style-name="ce71"/>
          <table:table-cell/>
          <table:table-cell table:style-name="ce71"/>
        </table:table-row>
        <table:table-row table:style-name="ro2">
          <table:table-cell table:style-name="ce2" office:value-type="string" calcext:value-type="string">
            <text:p>Grupo Edad</text:p>
          </table:table-cell>
          <table:table-cell table:style-name="ce15" office:value-type="string" calcext:value-type="string">
            <text:p>Hombre</text:p>
          </table:table-cell>
          <table:table-cell table:style-name="ce15" office:value-type="string" calcext:value-type="string">
            <text:p>Mujer</text:p>
          </table:table-cell>
          <table:table-cell table:style-name="ce15" office:value-type="string" calcext:value-type="string">
            <text:p>Total general</text:p>
          </table:table-cell>
          <table:table-cell table:style-name="ce34" office:value-type="string" calcext:value-type="string">
            <text:p>% <text:s/>sobre el total</text:p>
          </table:table-cell>
          <table:table-cell table:style-name="ce34" office:value-type="string" calcext:value-type="string">
            <text:p>% <text:s/>acumulado </text:p>
          </table:table-cell>
          <table:table-cell table:number-columns-repeated="4"/>
          <table:table-cell table:style-name="ce71" table:number-columns-repeated="3"/>
        </table:table-row>
        <table:table-row table:style-name="ro2">
          <table:table-cell table:style-name="ce3" office:value-type="string" calcext:value-type="string">
            <text:p>Menos de 1 año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formula="of:=[.B3]+[.C3]" office:value-type="float" office:value="3" calcext:value-type="float">
            <text:p>3</text:p>
          </table:table-cell>
          <table:table-cell table:style-name="ce35" table:formula="of:=[.D3]/[.$D$12]" office:value-type="percentage" office:value="0.0087463556851312" calcext:value-type="percentage">
            <text:p>0,9%</text:p>
          </table:table-cell>
          <table:table-cell table:style-name="ce39" table:formula="of:=[.E3]" office:value-type="percentage" office:value="0.0087463556851312" calcext:value-type="percentage">
            <text:p>1 %</text:p>
          </table:table-cell>
          <table:table-cell table:number-columns-repeated="4"/>
          <table:table-cell table:style-name="ce71" table:number-columns-repeated="3"/>
        </table:table-row>
        <table:table-row table:style-name="ro2">
          <table:table-cell table:style-name="ce3" office:value-type="string" calcext:value-type="string">
            <text:p>1 a 14 años</text:p>
          </table:table-cell>
          <table:table-cell table:style-name="ce17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9" table:formula="of:=[.B4]+[.C4]" office:value-type="float" office:value="44" calcext:value-type="float">
            <text:p>44</text:p>
          </table:table-cell>
          <table:table-cell table:style-name="ce35" table:formula="of:=[.D4]/[.$D$12]" office:value-type="percentage" office:value="0.128279883381924" calcext:value-type="percentage">
            <text:p>12,8%</text:p>
          </table:table-cell>
          <table:table-cell table:style-name="ce39" table:formula="of:=[.F3]+[.E4]" office:value-type="percentage" office:value="0.137026239067055" calcext:value-type="percentage">
            <text:p>14 %</text:p>
          </table:table-cell>
          <table:table-cell table:number-columns-repeated="4"/>
          <table:table-cell table:style-name="ce71" table:number-columns-repeated="3"/>
        </table:table-row>
        <table:table-row table:style-name="ro2">
          <table:table-cell table:style-name="ce3" office:value-type="string" calcext:value-type="string">
            <text:p>15 a 24 años</text:p>
          </table:table-cell>
          <table:table-cell table:style-name="ce17" office:value-type="float" office:value="26" calcext:value-type="float">
            <text:p>26</text:p>
          </table:table-cell>
          <table:table-cell table:style-name="ce25" office:value-type="float" office:value="9" calcext:value-type="float">
            <text:p>9</text:p>
          </table:table-cell>
          <table:table-cell table:style-name="ce29" table:formula="of:=[.B5]+[.C5]" office:value-type="float" office:value="35" calcext:value-type="float">
            <text:p>35</text:p>
          </table:table-cell>
          <table:table-cell table:style-name="ce35" table:formula="of:=[.D5]/[.$D$12]" office:value-type="percentage" office:value="0.102040816326531" calcext:value-type="percentage">
            <text:p>10,2%</text:p>
          </table:table-cell>
          <table:table-cell table:style-name="ce39" table:formula="of:=[.F4]+[.E5]" office:value-type="percentage" office:value="0.239067055393586" calcext:value-type="percentage">
            <text:p>24 %</text:p>
          </table:table-cell>
          <table:table-cell table:number-columns-repeated="4"/>
          <table:table-cell table:style-name="ce71" table:number-columns-repeated="3"/>
        </table:table-row>
        <table:table-row table:style-name="ro2">
          <table:table-cell table:style-name="ce3" office:value-type="string" calcext:value-type="string">
            <text:p>25 a 34 años</text:p>
          </table:table-cell>
          <table:table-cell table:style-name="ce17" office:value-type="float" office:value="13" calcext:value-type="float">
            <text:p>13</text:p>
          </table:table-cell>
          <table:table-cell table:style-name="ce25" office:value-type="float" office:value="20" calcext:value-type="float">
            <text:p>20</text:p>
          </table:table-cell>
          <table:table-cell table:style-name="ce29" table:formula="of:=[.B6]+[.C6]" office:value-type="float" office:value="33" calcext:value-type="float">
            <text:p>33</text:p>
          </table:table-cell>
          <table:table-cell table:style-name="ce35" table:formula="of:=[.D6]/[.$D$12]" office:value-type="percentage" office:value="0.0962099125364431" calcext:value-type="percentage">
            <text:p>9,6%</text:p>
          </table:table-cell>
          <table:table-cell table:style-name="ce40" table:formula="of:=[.F5]+[.E6]" office:value-type="percentage" office:value="0.335276967930029" calcext:value-type="percentage">
            <text:p>34 %</text:p>
          </table:table-cell>
          <table:table-cell table:number-columns-repeated="4"/>
          <table:table-cell table:style-name="ce71" table:number-columns-repeated="3"/>
        </table:table-row>
        <table:table-row table:style-name="ro2">
          <table:table-cell table:style-name="ce3" office:value-type="string" calcext:value-type="string">
            <text:p>35 a 44 años</text:p>
          </table:table-cell>
          <table:table-cell table:style-name="ce17" office:value-type="float" office:value="13" calcext:value-type="float">
            <text:p>13</text:p>
          </table:table-cell>
          <table:table-cell table:style-name="ce25" office:value-type="float" office:value="16" calcext:value-type="float">
            <text:p>16</text:p>
          </table:table-cell>
          <table:table-cell table:style-name="ce29" table:formula="of:=[.B7]+[.C7]" office:value-type="float" office:value="29" calcext:value-type="float">
            <text:p>29</text:p>
          </table:table-cell>
          <table:table-cell table:style-name="ce35" table:formula="of:=[.D7]/[.$D$12]" office:value-type="percentage" office:value="0.0845481049562682" calcext:value-type="percentage">
            <text:p>8,5%</text:p>
          </table:table-cell>
          <table:table-cell table:style-name="ce40" table:formula="of:=[.F6]+[.E7]" office:value-type="percentage" office:value="0.419825072886297" calcext:value-type="percentage">
            <text:p>42 %</text:p>
          </table:table-cell>
          <table:table-cell table:number-columns-repeated="4"/>
          <table:table-cell table:style-name="ce71"/>
          <table:table-cell table:style-name="ce74"/>
          <table:table-cell table:style-name="ce71"/>
        </table:table-row>
        <table:table-row table:style-name="ro2">
          <table:table-cell table:style-name="ce3" office:value-type="string" calcext:value-type="string">
            <text:p>45 a 54 años</text:p>
          </table:table-cell>
          <table:table-cell table:style-name="ce17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9" table:formula="of:=[.B8]+[.C8]" office:value-type="float" office:value="60" calcext:value-type="float">
            <text:p>60</text:p>
          </table:table-cell>
          <table:table-cell table:style-name="ce35" table:formula="of:=[.D8]/[.$D$12]" office:value-type="percentage" office:value="0.174927113702624" calcext:value-type="percentage">
            <text:p>17,5%</text:p>
          </table:table-cell>
          <table:table-cell table:style-name="ce39" table:formula="of:=[.F7]+[.E8]" office:value-type="percentage" office:value="0.594752186588921" calcext:value-type="percentage">
            <text:p>59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55 a 64 años</text:p>
          </table:table-cell>
          <table:table-cell table:style-name="ce17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9" table:formula="of:=[.B9]+[.C9]" office:value-type="float" office:value="45" calcext:value-type="float">
            <text:p>45</text:p>
          </table:table-cell>
          <table:table-cell table:style-name="ce35" table:formula="of:=[.D9]/[.$D$12]" office:value-type="percentage" office:value="0.131195335276968" calcext:value-type="percentage">
            <text:p>13,1%</text:p>
          </table:table-cell>
          <table:table-cell table:style-name="ce39" table:formula="of:=[.F8]+[.E9]" office:value-type="percentage" office:value="0.725947521865889" calcext:value-type="percentage">
            <text:p>73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65 a 74 años</text:p>
          </table:table-cell>
          <table:table-cell table:style-name="ce17" office:value-type="float" office:value="22" calcext:value-type="float">
            <text:p>22</text:p>
          </table:table-cell>
          <table:table-cell table:style-name="ce25" office:value-type="float" office:value="16" calcext:value-type="float">
            <text:p>16</text:p>
          </table:table-cell>
          <table:table-cell table:style-name="ce29" table:formula="of:=[.B10]+[.C10]" office:value-type="float" office:value="38" calcext:value-type="float">
            <text:p>38</text:p>
          </table:table-cell>
          <table:table-cell table:style-name="ce35" table:formula="of:=[.D10]/[.$D$12]" office:value-type="percentage" office:value="0.110787172011662" calcext:value-type="percentage">
            <text:p>11,1%</text:p>
          </table:table-cell>
          <table:table-cell table:style-name="ce39" table:formula="of:=[.F9]+[.E10]" office:value-type="percentage" office:value="0.836734693877551" calcext:value-type="percentage">
            <text:p>84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75 años o más</text:p>
          </table:table-cell>
          <table:table-cell table:style-name="ce17" office:value-type="float" office:value="28" calcext:value-type="float">
            <text:p>28</text:p>
          </table:table-cell>
          <table:table-cell table:style-name="ce25" office:value-type="float" office:value="28" calcext:value-type="float">
            <text:p>28</text:p>
          </table:table-cell>
          <table:table-cell table:style-name="ce29" table:formula="of:=[.B11]+[.C11]" office:value-type="float" office:value="56" calcext:value-type="float">
            <text:p>56</text:p>
          </table:table-cell>
          <table:table-cell table:style-name="ce36" table:formula="of:=[.D11]/[.$D$12]" office:value-type="percentage" office:value="0.163265306122449" calcext:value-type="percentage">
            <text:p>16,3%</text:p>
          </table:table-cell>
          <table:table-cell table:style-name="ce39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8" table:formula="of:=SUM([.B3:.B11])" office:value-type="float" office:value="180" calcext:value-type="float">
            <text:p>180</text:p>
          </table:table-cell>
          <table:table-cell table:style-name="ce18" table:formula="of:=SUM([.C3:.C11])" office:value-type="float" office:value="163" calcext:value-type="float">
            <text:p>163</text:p>
          </table:table-cell>
          <table:table-cell table:style-name="ce30" table:formula="of:=SUM([.D3:.D11])" office:value-type="float" office:value="343" calcext:value-type="float">
            <text:p>343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9" table:formula="of:=[.B12]/[.D12]" office:value-type="percentage" office:value="0.524781341107872" calcext:value-type="percentage">
            <text:p>52 %</text:p>
          </table:table-cell>
          <table:table-cell table:style-name="ce19" table:formula="of:=[.C12]/[.D12]" office:value-type="percentage" office:value="0.475218658892128" calcext:value-type="percentage">
            <text:p>48 %</text:p>
          </table:table-cell>
          <table:table-cell table:style-name="ce31"/>
          <table:table-cell table:number-columns-repeated="9"/>
        </table:table-row>
        <table:table-row table:style-name="ro2">
          <table:table-cell table:style-name="ce5"/>
          <table:table-cell table:style-name="ce19" table:number-columns-repeated="2"/>
          <table:table-cell table:style-name="ce31"/>
          <table:table-cell table:number-columns-repeated="9"/>
        </table:table-row>
        <table:table-row table:style-name="ro2">
          <table:table-cell table:style-name="ce6" table:number-columns-repeated="4"/>
          <table:table-cell table:number-columns-repeated="9"/>
        </table:table-row>
        <table:table-row table:style-name="ro2">
          <table:table-cell table:style-name="ce1" office:value-type="string" calcext:value-type="string">
            <text:p>Distribución por provincias: <text:span text:style-name="T1">en 15 casos confirmados no ha sido posible identificar la provincia de procedencia</text:span>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>
            <text:p>HUESCA</text:p>
          </table:table-cell>
          <table:table-cell table:style-name="ce15" office:value-type="string" calcext:value-type="string">
            <text:p>TERUEL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OTROS/NO IDENTIFICADO</text:p>
          </table:table-cell>
          <table:table-cell table:style-name="ce15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59"/>
          <table:covered-table-cell table:style-name="ce67"/>
          <table:table-cell table:number-columns-repeated="4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271" calcext:value-type="float">
            <text:p>271</text:p>
          </table:table-cell>
          <table:table-cell table:style-name="ce32" office:value-type="float" office:value="15" calcext:value-type="float">
            <text:p>15</text:p>
          </table:table-cell>
          <table:table-cell table:style-name="ce21" table:formula="of:=SUM([.A18:.D18])" office:value-type="float" office:value="354" calcext:value-type="float">
            <text:p>354</text:p>
          </table:table-cell>
          <table:table-cell/>
          <table:table-cell table:style-name="ce50" office:value-type="percentage" office:value="0.045" calcext:value-type="percentage" table:number-columns-spanned="3" table:number-rows-spanned="1">
            <text:p>4,50 %</text:p>
          </table:table-cell>
          <table:covered-table-cell table:style-name="ce59"/>
          <table:covered-table-cell table:style-name="ce67"/>
          <table:table-cell table:number-columns-repeated="4"/>
        </table:table-row>
        <table:table-row table:style-name="ro3">
          <table:table-cell table:style-name="ce9" table:formula="of:=[.A18]/[.$E$18]" office:value-type="percentage" office:value="0.0593220338983051" calcext:value-type="percentage">
            <text:p>5,9%</text:p>
          </table:table-cell>
          <table:table-cell table:style-name="ce9" table:formula="of:=[.B18]/[.$E$18]" office:value-type="percentage" office:value="0.132768361581921" calcext:value-type="percentage">
            <text:p>13,3%</text:p>
          </table:table-cell>
          <table:table-cell table:style-name="ce9" table:formula="of:=[.C18]/[.$E$18]" office:value-type="percentage" office:value="0.765536723163842" calcext:value-type="percentage">
            <text:p>76,6%</text:p>
          </table:table-cell>
          <table:table-cell table:style-name="ce9" table:formula="of:=[.D18]/[.$E$18]" office:value-type="percentage" office:value="0.0423728813559322" calcext:value-type="percentage">
            <text:p>4,2%</text:p>
          </table:table-cell>
          <table:table-cell table:style-name="ce21"/>
          <table:table-cell table:number-columns-repeated="8"/>
        </table:table-row>
        <table:table-row table:style-name="ro3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59"/>
          <table:covered-table-cell table:style-name="ce67"/>
          <table:table-cell table:number-columns-repeated="4"/>
        </table:table-row>
        <table:table-row table:style-name="ro3">
          <table:table-cell table:style-name="ce10" office:value-type="string" calcext:value-type="string">
            <text:p>Distribución por síntomas: <text:span text:style-name="T1">en 19 casos confirmados no ha sido posible identificar la existencia o no de sintomatología</text:span></text:p>
          </table:table-cell>
          <table:table-cell table:number-columns-repeated="5"/>
          <table:table-cell table:style-name="ce51" office:value-type="float" office:value="9.3" calcext:value-type="float" table:number-columns-spanned="3" table:number-rows-spanned="1">
            <text:p>9,30</text:p>
          </table:table-cell>
          <table:covered-table-cell table:style-name="ce60"/>
          <table:covered-table-cell table:style-name="ce68"/>
          <table:table-cell table:number-columns-repeated="4"/>
        </table:table-row>
        <table:table-row table:style-name="ro3">
          <table:table-cell table:style-name="ce11" office:value-type="string" calcext:value-type="string">
            <text:p>SINTOMÁTICOS</text:p>
          </table:table-cell>
          <table:table-cell table:style-name="ce8" office:value-type="float" office:value="146" calcext:value-type="float">
            <text:p>146</text:p>
          </table:table-cell>
          <table:table-cell table:style-name="ce26" table:formula="of:=[.B22]/354" office:value-type="percentage" office:value="0.412429378531073" calcext:value-type="percentage">
            <text:p>41 %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>
            <text:p>ASINTOMÁTICOS</text:p>
          </table:table-cell>
          <table:table-cell table:style-name="ce21" office:value-type="float" office:value="189" calcext:value-type="float">
            <text:p>189</text:p>
          </table:table-cell>
          <table:table-cell table:style-name="ce27" table:formula="of:=[.B23]/354" office:value-type="percentage" office:value="0.533898305084746" calcext:value-type="percentage">
            <text:p>53 %</text:p>
          </table:table-cell>
          <table:table-cell table:number-columns-repeated="10"/>
        </table:table-row>
        <table:table-row table:style-name="ro4" table:number-rows-repeated="2">
          <table:table-cell table:number-columns-repeated="13"/>
        </table:table-row>
        <table:table-row table:style-name="ro3">
          <table:table-cell table:style-name="ce10" office:value-type="string" calcext:value-type="string">
            <text:p>Distribución por Zona Básica de Salud (ZBS): <text:span text:style-name="T1">en 28 casos confirmados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28 casos confirmados no ha sido posible identificar el sector sanitario.</text:span>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5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7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</table:table-row>
        <table:table-row table:style-name="ro3">
          <table:table-cell table:style-name="ce13" office:value-type="string" calcext:value-type="string">
            <text:p>Alcañiz</text:p>
          </table:table-cell>
          <table:table-cell table:style-name="ce22" office:value-type="float" office:value="30" calcext:value-type="float">
            <text:p>30</text:p>
          </table:table-cell>
          <table:table-cell table:style-name="ce28" table:formula="of:=[.B28]/[.$B$94]" office:value-type="percentage" office:value="0.0847457627118644" calcext:value-type="percentage">
            <text:p>8,47 %</text:p>
          </table:table-cell>
          <table:table-cell table:style-name="ce33" office:value-type="float" office:value="1" calcext:value-type="float">
            <text:p>1</text:p>
          </table:table-cell>
          <table:table-cell table:style-name="ce38"/>
          <table:table-cell table:style-name="ce41" office:value-type="string" calcext:value-type="string">
            <text:p>ALCAÑIZ</text:p>
          </table:table-cell>
          <table:table-cell table:style-name="ce52" office:value-type="float" office:value="51" calcext:value-type="float">
            <text:p>51</text:p>
          </table:table-cell>
          <table:table-cell table:style-name="ce61" table:formula="of:=[.G28]/[.G$37]" office:value-type="percentage" office:value="0.144067796610169" calcext:value-type="percentage">
            <text:p>14,41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Avenida Cataluña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B29]/[.$B$94]" office:value-type="percentage" office:value="0.0451977401129944" calcext:value-type="percentage">
            <text:p>4,52 %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BARBASTRO</text:p>
          </table:table-cell>
          <table:table-cell table:style-name="ce53" office:value-type="float" office:value="11" calcext:value-type="float">
            <text:p>11</text:p>
          </table:table-cell>
          <table:table-cell table:style-name="ce62" table:formula="of:=[.G29]/[.G$37]" office:value-type="percentage" office:value="0.0310734463276836" calcext:value-type="percentage">
            <text:p>3,11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Borja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B30]/[.$B$94]" office:value-type="percentage" office:value="0.0451977401129944" calcext:value-type="percentage">
            <text:p>4,52 %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CALATAYUD</text:p>
          </table:table-cell>
          <table:table-cell table:style-name="ce53" office:value-type="float" office:value="2" calcext:value-type="float">
            <text:p>2</text:p>
          </table:table-cell>
          <table:table-cell table:style-name="ce63" table:formula="of:=[.G30]/[.G$37]" office:value-type="percentage" office:value="0.00564971751412429" calcext:value-type="percentage">
            <text:p>0,56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San Jose Sur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B31]/[.$B$94]" office:value-type="percentage" office:value="0.0451977401129944" calcext:value-type="percentage">
            <text:p>4,52 %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HUESCA</text:p>
          </table:table-cell>
          <table:table-cell table:style-name="ce53" office:value-type="float" office:value="7" calcext:value-type="float">
            <text:p>7</text:p>
          </table:table-cell>
          <table:table-cell table:style-name="ce63" table:formula="of:=[.G31]/[.G$37]" office:value-type="percentage" office:value="0.019774011299435" calcext:value-type="percentage">
            <text:p>1,98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Caspe</text:p>
          </table:table-cell>
          <table:table-cell table:style-name="ce22" office:value-type="float" office:value="12" calcext:value-type="float">
            <text:p>12</text:p>
          </table:table-cell>
          <table:table-cell table:style-name="ce28" table:formula="of:=[.B32]/[.$B$94]" office:value-type="percentage" office:value="0.0338983050847458" calcext:value-type="percentage">
            <text:p>3,39 %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TERUEL</text:p>
          </table:table-cell>
          <table:table-cell table:style-name="ce53" office:value-type="float" office:value="7" calcext:value-type="float">
            <text:p>7</text:p>
          </table:table-cell>
          <table:table-cell table:style-name="ce63" table:formula="of:=[.G32]/[.G$37]" office:value-type="percentage" office:value="0.019774011299435" calcext:value-type="percentage">
            <text:p>1,98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Sagasta-Ruiseñores</text:p>
          </table:table-cell>
          <table:table-cell table:style-name="ce22" office:value-type="float" office:value="12" calcext:value-type="float">
            <text:p>12</text:p>
          </table:table-cell>
          <table:table-cell table:style-name="ce28" table:formula="of:=[.B33]/[.$B$94]" office:value-type="percentage" office:value="0.0338983050847458" calcext:value-type="percentage">
            <text:p>3,39 %</text:p>
          </table:table-cell>
          <table:table-cell table:style-name="ce33" office:value-type="float" office:value="6" calcext:value-type="float">
            <text:p>6</text:p>
          </table:table-cell>
          <table:table-cell/>
          <table:table-cell table:style-name="ce42" office:value-type="string" calcext:value-type="string">
            <text:p>ZARAGOZA I</text:p>
          </table:table-cell>
          <table:table-cell table:style-name="ce53" office:value-type="float" office:value="60" calcext:value-type="float">
            <text:p>60</text:p>
          </table:table-cell>
          <table:table-cell table:style-name="ce63" table:formula="of:=[.G33]/[.G$37]" office:value-type="percentage" office:value="0.169491525423729" calcext:value-type="percentage">
            <text:p>16,95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Binefar</text:p>
          </table:table-cell>
          <table:table-cell table:style-name="ce22" office:value-type="float" office:value="9" calcext:value-type="float">
            <text:p>9</text:p>
          </table:table-cell>
          <table:table-cell table:style-name="ce28" table:formula="of:=[.B34]/[.$B$94]" office:value-type="percentage" office:value="0.0254237288135593" calcext:value-type="percentage">
            <text:p>2,54 %</text:p>
          </table:table-cell>
          <table:table-cell table:style-name="ce33" office:value-type="float" office:value="7" calcext:value-type="float">
            <text:p>7</text:p>
          </table:table-cell>
          <table:table-cell/>
          <table:table-cell table:style-name="ce43" office:value-type="string" calcext:value-type="string">
            <text:p>ZARAGOZA II</text:p>
          </table:table-cell>
          <table:table-cell table:style-name="ce54" office:value-type="float" office:value="92" calcext:value-type="float">
            <text:p>92</text:p>
          </table:table-cell>
          <table:table-cell table:style-name="ce64" table:formula="of:=[.G34]/[.G$37]" office:value-type="percentage" office:value="0.259887005649717" calcext:value-type="percentage">
            <text:p>25,99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Ejea De Los Caballeros</text:p>
          </table:table-cell>
          <table:table-cell table:style-name="ce22" office:value-type="float" office:value="9" calcext:value-type="float">
            <text:p>9</text:p>
          </table:table-cell>
          <table:table-cell table:style-name="ce28" table:formula="of:=[.B35]/[.$B$94]" office:value-type="percentage" office:value="0.0254237288135593" calcext:value-type="percentage">
            <text:p>2,54 %</text:p>
          </table:table-cell>
          <table:table-cell table:style-name="ce33" office:value-type="float" office:value="8" calcext:value-type="float">
            <text:p>8</text:p>
          </table:table-cell>
          <table:table-cell/>
          <table:table-cell table:style-name="ce44" office:value-type="string" calcext:value-type="string">
            <text:p>ZARAGOZA III</text:p>
          </table:table-cell>
          <table:table-cell table:style-name="ce55" office:value-type="float" office:value="96" calcext:value-type="float">
            <text:p>96</text:p>
          </table:table-cell>
          <table:table-cell table:style-name="ce65" table:formula="of:=[.G35]/[.G$37]" office:value-type="percentage" office:value="0.271186440677966" calcext:value-type="percentage">
            <text:p>27,12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Cariñena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B36]/[.$B$94]" office:value-type="percentage" office:value="0.0225988700564972" calcext:value-type="percentage">
            <text:p>2,26 %</text:p>
          </table:table-cell>
          <table:table-cell table:style-name="ce33" office:value-type="float" office:value="9" calcext:value-type="float">
            <text:p>9</text:p>
          </table:table-cell>
          <table:table-cell/>
          <table:table-cell table:style-name="ce45" office:value-type="string" calcext:value-type="string">
            <text:p>No identificado</text:p>
          </table:table-cell>
          <table:table-cell table:style-name="ce56" office:value-type="float" office:value="28" calcext:value-type="float">
            <text:p>28</text:p>
          </table:table-cell>
          <table:table-cell table:style-name="ce63" table:formula="of:=[.G36]/[.G$37]" office:value-type="percentage" office:value="0.0790960451977401" calcext:value-type="percentage">
            <text:p>7,91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Oliver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B37]/[.$B$94]" office:value-type="percentage" office:value="0.0225988700564972" calcext:value-type="percentage">
            <text:p>2,26 %</text:p>
          </table:table-cell>
          <table:table-cell table:style-name="ce33" office:value-type="float" office:value="10" calcext:value-type="float">
            <text:p>10</text:p>
          </table:table-cell>
          <table:table-cell/>
          <table:table-cell table:style-name="ce46" office:value-type="string" calcext:value-type="string">
            <text:p>TOTAL</text:p>
          </table:table-cell>
          <table:table-cell table:style-name="ce57" table:formula="of:=SUM([.G28:.G36])" office:value-type="float" office:value="354" calcext:value-type="float">
            <text:p>354</text:p>
          </table:table-cell>
          <table:table-cell table:style-name="ce66" table:formula="of:=[.G37]/[.G$37]" office:value-type="percentage" office:value="1" calcext:value-type="percentage">
            <text:p>100,00 %</text:p>
          </table:table-cell>
          <table:table-cell table:style-name="ce70"/>
          <table:table-cell table:number-columns-repeated="4"/>
        </table:table-row>
        <table:table-row table:style-name="ro3">
          <table:table-cell table:style-name="ce13" office:value-type="string" calcext:value-type="string">
            <text:p>Torrero La Paz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B38]/[.$B$94]" office:value-type="percentage" office:value="0.0225988700564972" calcext:value-type="percentage">
            <text:p>2,26 %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Sur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39]/[.$B$94]" office:value-type="percentage" office:value="0.019774011299435" calcext:value-type="percentage">
            <text:p>1,98 %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47" table:number-columns-repeated="5"/>
          <table:table-cell table:style-name="ce72"/>
          <table:table-cell table:style-name="ce47"/>
          <table:table-cell/>
        </table:table-row>
        <table:table-row table:style-name="ro3">
          <table:table-cell table:style-name="ce13" office:value-type="string" calcext:value-type="string">
            <text:p>Almozara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40]/[.$B$94]" office:value-type="percentage" office:value="0.019774011299435" calcext:value-type="percentage">
            <text:p>1,98 %</text:p>
          </table:table-cell>
          <table:table-cell table:style-name="ce33" office:value-type="float" office:value="13" calcext:value-type="float">
            <text:p>13</text:p>
          </table:table-cell>
          <table:table-cell/>
          <table:table-cell table:style-name="ce48" table:number-columns-repeated="5"/>
          <table:table-cell table:style-name="ce73"/>
          <table:table-cell table:style-name="ce48" table:number-columns-repeated="2"/>
        </table:table-row>
        <table:table-row table:style-name="ro3">
          <table:table-cell table:style-name="ce13" office:value-type="string" calcext:value-type="string">
            <text:p>Andorra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41]/[.$B$94]" office:value-type="percentage" office:value="0.019774011299435" calcext:value-type="percentage">
            <text:p>1,98 %</text:p>
          </table:table-cell>
          <table:table-cell table:style-name="ce33" office:value-type="float" office:value="14" calcext:value-type="float">
            <text:p>14</text:p>
          </table:table-cell>
          <table:table-cell/>
          <table:table-cell table:style-name="ce49" table:number-columns-repeated="7"/>
          <table:table-cell/>
        </table:table-row>
        <table:table-row table:style-name="ro3">
          <table:table-cell table:style-name="ce13" office:value-type="string" calcext:value-type="string">
            <text:p>Arrabal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42]/[.$B$94]" office:value-type="percentage" office:value="0.019774011299435" calcext:value-type="percentage">
            <text:p>1,98 %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49" table:number-columns-repeated="6"/>
          <table:table-cell table:style-name="ce75"/>
          <table:table-cell/>
        </table:table-row>
        <table:table-row table:style-name="ro3">
          <table:table-cell table:style-name="ce13" office:value-type="string" calcext:value-type="string">
            <text:p>Delicias Norte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43]/[.$B$94]" office:value-type="percentage" office:value="0.019774011299435" calcext:value-type="percentage">
            <text:p>1,98 %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Delicias Sur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44]/[.$B$94]" office:value-type="percentage" office:value="0.019774011299435" calcext:value-type="percentage">
            <text:p>1,98 %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adre Vedruna-Miraflores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45]/[.$B$94]" office:value-type="percentage" office:value="0.019774011299435" calcext:value-type="percentage">
            <text:p>1,98 %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aldefierro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46]/[.$B$94]" office:value-type="percentage" office:value="0.019774011299435" calcext:value-type="percentage">
            <text:p>1,98 %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uera</text:p>
          </table:table-cell>
          <table:table-cell table:style-name="ce22" office:value-type="float" office:value="7" calcext:value-type="float">
            <text:p>7</text:p>
          </table:table-cell>
          <table:table-cell table:style-name="ce28" table:formula="of:=[.B47]/[.$B$94]" office:value-type="percentage" office:value="0.019774011299435" calcext:value-type="percentage">
            <text:p>1,98 %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Epila</text:p>
          </table:table-cell>
          <table:table-cell table:style-name="ce22" office:value-type="float" office:value="6" calcext:value-type="float">
            <text:p>6</text:p>
          </table:table-cell>
          <table:table-cell table:style-name="ce28" table:formula="of:=[.B48]/[.$B$94]" office:value-type="percentage" office:value="0.0169491525423729" calcext:value-type="percentage">
            <text:p>1,69 %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La Almunia De Doña Godina</text:p>
          </table:table-cell>
          <table:table-cell table:style-name="ce22" office:value-type="float" office:value="5" calcext:value-type="float">
            <text:p>5</text:p>
          </table:table-cell>
          <table:table-cell table:style-name="ce28" table:formula="of:=[.B49]/[.$B$94]" office:value-type="percentage" office:value="0.0141242937853107" calcext:value-type="percentage">
            <text:p>1,41 %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Jose Norte</text:p>
          </table:table-cell>
          <table:table-cell table:style-name="ce22" office:value-type="float" office:value="5" calcext:value-type="float">
            <text:p>5</text:p>
          </table:table-cell>
          <table:table-cell table:style-name="ce28" table:formula="of:=[.B50]/[.$B$94]" office:value-type="percentage" office:value="0.0141242937853107" calcext:value-type="percentage">
            <text:p>1,41 %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alfonada</text:p>
          </table:table-cell>
          <table:table-cell table:style-name="ce22" office:value-type="float" office:value="5" calcext:value-type="float">
            <text:p>5</text:p>
          </table:table-cell>
          <table:table-cell table:style-name="ce28" table:formula="of:=[.B51]/[.$B$94]" office:value-type="percentage" office:value="0.0141242937853107" calcext:value-type="percentage">
            <text:p>1,41 %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Norte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B52]/[.$B$94]" office:value-type="percentage" office:value="0.0112994350282486" calcext:value-type="percentage">
            <text:p>1,13 %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Oeste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B53]/[.$B$94]" office:value-type="percentage" office:value="0.0112994350282486" calcext:value-type="percentage">
            <text:p>1,13 %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agon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B54]/[.$B$94]" office:value-type="percentage" office:value="0.0112994350282486" calcext:value-type="percentage">
            <text:p>1,13 %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sablanca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B55]/[.$B$94]" office:value-type="percentage" office:value="0.0112994350282486" calcext:value-type="percentage">
            <text:p>1,13 %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setas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B56]/[.$B$94]" office:value-type="percentage" office:value="0.0112994350282486" calcext:value-type="percentage">
            <text:p>1,13 %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Fuentes De Ebro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B57]/[.$B$94]" office:value-type="percentage" office:value="0.0112994350282486" calcext:value-type="percentage">
            <text:p>1,13 %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ernan Cortes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B58]/[.$B$94]" office:value-type="percentage" office:value="0.0112994350282486" calcext:value-type="percentage">
            <text:p>1,13 %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orre Ramona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B59]/[.$B$94]" office:value-type="percentage" office:value="0.0112994350282486" calcext:value-type="percentage">
            <text:p>1,13 %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fajarin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0]/[.$B$94]" office:value-type="percentage" office:value="0.00847457627118644" calcext:value-type="percentage">
            <text:p>0,85 %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ombarda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1]/[.$B$94]" office:value-type="percentage" office:value="0.00847457627118644" calcext:value-type="percentage">
            <text:p>0,85 %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lamocha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2]/[.$B$94]" office:value-type="percentage" office:value="0.00847457627118644" calcext:value-type="percentage">
            <text:p>0,85 %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Fernando El Catolico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3]/[.$B$94]" office:value-type="percentage" office:value="0.00847457627118644" calcext:value-type="percentage">
            <text:p>0,85 %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iralbueno-Garrapinillos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4]/[.$B$94]" office:value-type="percentage" office:value="0.00847457627118644" calcext:value-type="percentage">
            <text:p>0,85 %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Reboleria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5]/[.$B$94]" office:value-type="percentage" office:value="0.00847457627118644" calcext:value-type="percentage">
            <text:p>0,85 %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Jose Centro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6]/[.$B$94]" office:value-type="percentage" office:value="0.00847457627118644" calcext:value-type="percentage">
            <text:p>0,85 %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ta Isabel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7]/[.$B$94]" office:value-type="percentage" office:value="0.00847457627118644" calcext:value-type="percentage">
            <text:p>0,85 %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eruel Ensanche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8]/[.$B$94]" office:value-type="percentage" office:value="0.00847457627118644" calcext:value-type="percentage">
            <text:p>0,85 %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enecia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[.B69]/[.$B$94]" office:value-type="percentage" office:value="0.00847457627118644" calcext:value-type="percentage">
            <text:p>0,85 %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latayud Urbana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0]/[.$B$94]" office:value-type="percentage" office:value="0.00564971751412429" calcext:value-type="percentage">
            <text:p>0,56 %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Grañen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1]/[.$B$94]" office:value-type="percentage" office:value="0.00564971751412429" calcext:value-type="percentage">
            <text:p>0,56 %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ijar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2]/[.$B$94]" office:value-type="percentage" office:value="0.00564971751412429" calcext:value-type="percentage">
            <text:p>0,56 %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Independencia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3]/[.$B$94]" office:value-type="percentage" office:value="0.00564971751412429" calcext:value-type="percentage">
            <text:p>0,56 %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Las Fuentes Norte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4]/[.$B$94]" office:value-type="percentage" office:value="0.00564971751412429" calcext:value-type="percentage">
            <text:p>0,56 %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2"/>
          <table:table-cell table:style-name="ce58"/>
          <table:table-cell table:number-columns-repeated="6"/>
        </table:table-row>
        <table:table-row table:style-name="ro3">
          <table:table-cell table:style-name="ce13" office:value-type="string" calcext:value-type="string">
            <text:p>Maria De Huerva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5]/[.$B$94]" office:value-type="percentage" office:value="0.00564971751412429" calcext:value-type="percentage">
            <text:p>0,56 %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onzon Urbana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6]/[.$B$94]" office:value-type="percentage" office:value="0.00564971751412429" calcext:value-type="percentage">
            <text:p>0,56 %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Parque Goya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7]/[.$B$94]" office:value-type="percentage" office:value="0.00564971751412429" calcext:value-type="percentage">
            <text:p>0,56 %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Pablo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8]/[.$B$94]" office:value-type="percentage" office:value="0.00564971751412429" calcext:value-type="percentage">
            <text:p>0,56 %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arazona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79]/[.$B$94]" office:value-type="percentage" office:value="0.00564971751412429" calcext:value-type="percentage">
            <text:p>0,56 %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auste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80]/[.$B$94]" office:value-type="percentage" office:value="0.00564971751412429" calcext:value-type="percentage">
            <text:p>0,56 %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Universitas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81]/[.$B$94]" office:value-type="percentage" office:value="0.00564971751412429" calcext:value-type="percentage">
            <text:p>0,56 %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aldespartera-Montecanal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B82]/[.$B$94]" office:value-type="percentage" office:value="0.00564971751412429" calcext:value-type="percentage">
            <text:p>0,56 %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mudevar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83]/[.$B$94]" office:value-type="percentage" office:value="0.00282485875706215" calcext:value-type="percentage">
            <text:p>0,28 %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iescas-Valle De Tena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84]/[.$B$94]" office:value-type="percentage" office:value="0.00282485875706215" calcext:value-type="percentage">
            <text:p>0,28 %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mpo De Belchite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85]/[.$B$94]" office:value-type="percentage" office:value="0.00282485875706215" calcext:value-type="percentage">
            <text:p>0,28 %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uesca Capital Nº 1 (Perpetuo Socorro)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86]/[.$B$94]" office:value-type="percentage" office:value="0.00282485875706215" calcext:value-type="percentage">
            <text:p>0,28 %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uesca Capital Nº 2 (Santo Grial)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87]/[.$B$94]" office:value-type="percentage" office:value="0.00282485875706215" calcext:value-type="percentage">
            <text:p>0,28 %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Luna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88]/[.$B$94]" office:value-type="percentage" office:value="0.00282485875706215" calcext:value-type="percentage">
            <text:p>0,28 %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onreal Del Campo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89]/[.$B$94]" office:value-type="percentage" office:value="0.00282485875706215" calcext:value-type="percentage">
            <text:p>0,28 %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daba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90]/[.$B$94]" office:value-type="percentage" office:value="0.00282485875706215" calcext:value-type="percentage">
            <text:p>0,28 %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riñena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91]/[.$B$94]" office:value-type="percentage" office:value="0.00282485875706215" calcext:value-type="percentage">
            <text:p>0,28 %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illamayor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B92]/[.$B$94]" office:value-type="percentage" office:value="0.00282485875706215" calcext:value-type="percentage">
            <text:p>0,28 %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ona Básica de Salud no identificada</text:p>
          </table:table-cell>
          <table:table-cell table:style-name="ce22" office:value-type="float" office:value="28" calcext:value-type="float">
            <text:p>28</text:p>
          </table:table-cell>
          <table:table-cell table:style-name="ce28" table:formula="of:=[.B93]/[.$B$94]" office:value-type="percentage" office:value="0.0790960451977401" calcext:value-type="percentage">
            <text:p>7,91 %</text:p>
          </table:table-cell>
          <table:table-cell table:style-name="ce33"/>
          <table:table-cell table:number-columns-repeated="9"/>
        </table:table-row>
        <table:table-row table:style-name="ro3">
          <table:table-cell table:style-name="ce14" office:value-type="string" calcext:value-type="string">
            <text:p>TOTAL</text:p>
          </table:table-cell>
          <table:table-cell table:style-name="ce23" table:formula="of:=SUM([.B28:.B93])" office:value-type="float" office:value="354" calcext:value-type="float">
            <text:p>354</text:p>
          </table:table-cell>
          <table:table-cell table:number-columns-repeated="11"/>
        </table:table-row>
        <table:table-row table:style-name="ro4" table:number-rows-repeated="1048481">
          <table:table-cell table:number-columns-repeated="13"/>
        </table:table-row>
        <table:table-row table:style-name="ro4">
          <table:table-cell table:number-columns-repeated="13"/>
        </table:table-row>
        <table:named-expressions>
          <table:named-range table:name="_xlnm._FilterDatabase" table:base-cell-address="$'20200903'.$A$1" table:cell-range-address="$'20200903'.$A$27:.$E$81"/>
        </table:named-expressions>
      </table:table>
      <table:named-expressions/>
      <table:database-ranges>
        <table:database-range table:name="__Anonymous_Sheet_DB__0" table:target-range-address="'20200903'.A27:'20200903'.E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3" style:display-name="PageStyle_202009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04T15:31:19</dc:date>
    <meta:generator>LibreOffice/6.0.7.3$Linux_X86_64 LibreOffice_project/00m0$Build-3</meta:generator>
    <meta:document-statistic meta:table-count="1" meta:cell-count="397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